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 use student</text:p>
      <text:p text:style-name="Standard">switched to db student</text:p>
      <text:p text:style-name="Standard">&gt; db.student.find()</text:p>
      <text:p text:style-name="Standard">&gt; db.createCollection("student")</text:p>
      <text:p text:style-name="Standard">{ "ok" : 1 }</text:p>
      <text:p text:style-name="Standard">&gt; db.student.insertOne({_id:"31", name:"Abhilash", phoneno:9134563289, marks:78,address:"green hills thrissur", yearofcourse:"2020", city:"thrissur", department:"mca"})</text:p>
      <text:p text:style-name="Standard">{ "acknowledged" : true, "insertedId" : "31" }</text:p>
      <text:p text:style-name="Standard">&gt; db.student.insertMany([{_id:"32", name:"Sujith", phoneno:9324785962, marks:91,address:"nehru street ernakulam", yearofcourse:"2020", city:"ernakulam", department:"mba"}, {_id:"33", name:"Hari", phoneno:8532146975, marks:86, address:"skyline thrissur", yearofcourse:"2018", city:"thrissur", department:"mba"}, {_id:"34", name:"Sumitha", phoneno:8693574126, marks:96, address:"sobha city wayanad", yearofcourse:"2021", city:"wayanad", department:"mca"}, {_id:"35", name:"reghu", phoneno:9521476325, marks:84, address:"malabar residency kochi", yearofcourse:"2020", city:"ernakulam", department:"mba"}])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"32",</text:p>
      <text:p text:style-name="Standard"><text:tab/><text:tab/>"33",</text:p>
      <text:p text:style-name="Standard"><text:tab/><text:tab/>"34",</text:p>
      <text:p text:style-name="Standard"><text:tab/><text:tab/>"35"</text:p>
      <text:p text:style-name="Standard"><text:tab/>]</text:p>
      <text:p text:style-name="Standard">}</text:p>
      <text:p text:style-name="Standard">&gt; db.student.find()</text:p>
      <text:p text:style-name="Standard">{ "_id" : "31", "name" : "Abhilash", "phoneno" : 9134563289, "marks" : 78, "address" : "green hills thrissur", "yearofcourse" : "2020", "city" : "thrissur", "department" : "mca" }</text:p>
      <text:p text:style-name="Standard">{ "_id" : "32", "name" : "Sujith", "phoneno" : 9324785962, "marks" : 91, "address" : "nehru street ernakulam", "yearofcourse" : "2020", "city" : "ernakulam", "department" : "mba" }</text:p>
      <text:p text:style-name="Standard">{ "_id" : "33", "name" : "Hari", "phoneno" : 8532146975, "marks" : 86, "address" : "skyline thrissur", "yearofcourse" : "2018", "city" : "thrissur", "department" : "mba" }</text:p>
      <text:p text:style-name="Standard">{ "_id" : "34", "name" : "Sumitha", "phoneno" : 8693574126, "marks" : 96, "address" : "sobha city wayanad", "yearofcourse" : "2021", "city" : "wayanad", "department" : "mca" }</text:p>
      <text:p text:style-name="Standard">{ "_id" : "35", "name" : "reghu", "phoneno" : 9521476325, "marks" : 84, "address" : "malabar residency kochi", "yearofcourse" : "2020", "city" : "ernakulam", "department" : "mba" }</text:p>
      <text:p text:style-name="Standard">&gt; db.student.find().pretty()</text:p>
      <text:p text:style-name="Standard">{</text:p>
      <text:p text:style-name="Standard"><text:tab/>"_id" : "31",</text:p>
      <text:p text:style-name="Standard"><text:tab/>"name" : "Abhilash",</text:p>
      <text:p text:style-name="Standard"><text:tab/>"phoneno" : 9134563289,</text:p>
      <text:p text:style-name="Standard"><text:tab/>"marks" : 78,</text:p>
      <text:p text:style-name="Standard"><text:tab/>"address" : "green hills thrissur",</text:p>
      <text:p text:style-name="Standard"><text:tab/>"yearofcourse" : "2020",</text:p>
      <text:p text:style-name="Standard"><text:tab/>"city" : "thrissur",</text:p>
      <text:p text:style-name="Standard"><text:tab/>"department" : "mca"</text:p>
      <text:p text:style-name="Standard">}</text:p>
      <text:p text:style-name="Standard">{</text:p>
      <text:p text:style-name="Standard"><text:tab/>"_id" : "32",</text:p>
      <text:p text:style-name="Standard"><text:tab/>"name" : "Sujith",</text:p>
      <text:p text:style-name="Standard"><text:tab/>"phoneno" : 9324785962,</text:p>
      <text:p text:style-name="Standard"><text:tab/>"marks" : 91,</text:p>
      <text:p text:style-name="Standard"><text:tab/>"address" : "nehru street ernakulam",</text:p>
      <text:p text:style-name="Standard"><text:soft-page-break/><text:tab/>"yearofcourse" : "2020",</text:p>
      <text:p text:style-name="Standard"><text:tab/>"city" : "ernakulam",</text:p>
      <text:p text:style-name="Standard"><text:tab/>"department" : "mba"</text:p>
      <text:p text:style-name="Standard">}</text:p>
      <text:p text:style-name="Standard">{</text:p>
      <text:p text:style-name="Standard"><text:tab/>"_id" : "33",</text:p>
      <text:p text:style-name="Standard"><text:tab/>"name" : "Hari",</text:p>
      <text:p text:style-name="Standard"><text:tab/>"phoneno" : 8532146975,</text:p>
      <text:p text:style-name="Standard"><text:tab/>"marks" : 86,</text:p>
      <text:p text:style-name="Standard"><text:tab/>"address" : "skyline thrissur",</text:p>
      <text:p text:style-name="Standard"><text:tab/>"yearofcourse" : "2018",</text:p>
      <text:p text:style-name="Standard"><text:tab/>"city" : "thrissur",</text:p>
      <text:p text:style-name="Standard"><text:tab/>"department" : "mba"</text:p>
      <text:p text:style-name="Standard">}</text:p>
      <text:p text:style-name="Standard">{</text:p>
      <text:p text:style-name="Standard"><text:tab/>"_id" : "34",</text:p>
      <text:p text:style-name="Standard"><text:tab/>"name" : "Sumitha",</text:p>
      <text:p text:style-name="Standard"><text:tab/>"phoneno" : 8693574126,</text:p>
      <text:p text:style-name="Standard"><text:tab/>"marks" : 96,</text:p>
      <text:p text:style-name="Standard"><text:tab/>"address" : "sobha city wayanad",</text:p>
      <text:p text:style-name="Standard"><text:tab/>"yearofcourse" : "2021",</text:p>
      <text:p text:style-name="Standard"><text:tab/>"city" : "wayanad",</text:p>
      <text:p text:style-name="Standard"><text:tab/>"department" : "mca"</text:p>
      <text:p text:style-name="Standard">}</text:p>
      <text:p text:style-name="Standard">{</text:p>
      <text:p text:style-name="Standard"><text:tab/>"_id" : "35",</text:p>
      <text:p text:style-name="Standard"><text:tab/>"name" : "reghu",</text:p>
      <text:p text:style-name="Standard"><text:tab/>"phoneno" : 9521476325,</text:p>
      <text:p text:style-name="Standard"><text:tab/>"marks" : 84,</text:p>
      <text:p text:style-name="Standard"><text:tab/>"address" : "malabar residency kochi",</text:p>
      <text:p text:style-name="Standard"><text:tab/>"yearofcourse" : "2020",</text:p>
      <text:p text:style-name="Standard"><text:tab/>"city" : "ernakulam",</text:p>
      <text:p text:style-name="Standard"><text:tab/>"department" : "mba"</text:p>
      <text:p text:style-name="Standard">}</text:p>
      <text:p text:style-name="Standard">&gt; db.student.find({$and: [{city:"thrissur"}, {marks: {$gt:90}}] })</text:p>
      <text:p text:style-name="Standard">&gt; db.student.find({$and: [{marks: {$gt:90}}, {city:"thrissur:}] })</text:p>
      <text:p text:style-name="Standard">2021-10-01T15:11:04.767+0530 E <text:s/>QUERY <text:s text:c="3"/>[js] uncaught exception: SyntaxError: "" literal not terminated before end of script :</text:p>
      <text:p text:style-name="Standard">@(shell):1:64</text:p>
      <text:p text:style-name="Standard">&gt; db.student.find({$and: [{city:"thrissur"}, {marks: {$gt:90}}] })</text:p>
      <text:p text:style-name="Standard">&gt; db.student.find({$and: [{city:"thrissur"}, {marks: {$gt:90}}] })</text:p>
      <text:p text:style-name="Standard">&gt; db.student.find().pretty()</text:p>
      <text:p text:style-name="Standard">{</text:p>
      <text:p text:style-name="Standard"><text:tab/>"_id" : "31",</text:p>
      <text:p text:style-name="Standard"><text:tab/>"name" : "Abhilash",</text:p>
      <text:p text:style-name="Standard"><text:tab/>"phoneno" : 9134563289,</text:p>
      <text:p text:style-name="Standard"><text:tab/>"marks" : 78,</text:p>
      <text:p text:style-name="Standard"><text:tab/>"address" : "green hills thrissur",</text:p>
      <text:p text:style-name="Standard"><text:tab/>"yearofcourse" : "2020",</text:p>
      <text:p text:style-name="Standard"><text:tab/>"city" : "thrissur",</text:p>
      <text:p text:style-name="Standard"><text:tab/>"department" : "mca"</text:p>
      <text:p text:style-name="Standard">}</text:p>
      <text:p text:style-name="Standard"><text:soft-page-break/>{</text:p>
      <text:p text:style-name="Standard"><text:tab/>"_id" : "32",</text:p>
      <text:p text:style-name="Standard"><text:tab/>"name" : "Sujith",</text:p>
      <text:p text:style-name="Standard"><text:tab/>"phoneno" : 9324785962,</text:p>
      <text:p text:style-name="Standard"><text:tab/>"marks" : 91,</text:p>
      <text:p text:style-name="Standard"><text:tab/>"address" : "nehru street ernakulam",</text:p>
      <text:p text:style-name="Standard"><text:tab/>"yearofcourse" : "2020",</text:p>
      <text:p text:style-name="Standard"><text:tab/>"city" : "ernakulam",</text:p>
      <text:p text:style-name="Standard"><text:tab/>"department" : "mba"</text:p>
      <text:p text:style-name="Standard">}</text:p>
      <text:p text:style-name="Standard">{</text:p>
      <text:p text:style-name="Standard"><text:tab/>"_id" : "33",</text:p>
      <text:p text:style-name="Standard"><text:tab/>"name" : "Hari",</text:p>
      <text:p text:style-name="Standard"><text:tab/>"phoneno" : 8532146975,</text:p>
      <text:p text:style-name="Standard"><text:tab/>"marks" : 86,</text:p>
      <text:p text:style-name="Standard"><text:tab/>"address" : "skyline thrissur",</text:p>
      <text:p text:style-name="Standard"><text:tab/>"yearofcourse" : "2018",</text:p>
      <text:p text:style-name="Standard"><text:tab/>"city" : "thrissur",</text:p>
      <text:p text:style-name="Standard"><text:tab/>"department" : "mba"</text:p>
      <text:p text:style-name="Standard">}</text:p>
      <text:p text:style-name="Standard">{</text:p>
      <text:p text:style-name="Standard"><text:tab/>"_id" : "34",</text:p>
      <text:p text:style-name="Standard"><text:tab/>"name" : "Sumitha",</text:p>
      <text:p text:style-name="Standard"><text:tab/>"phoneno" : 8693574126,</text:p>
      <text:p text:style-name="Standard"><text:tab/>"marks" : 96,</text:p>
      <text:p text:style-name="Standard"><text:tab/>"address" : "sobha city wayanad",</text:p>
      <text:p text:style-name="Standard"><text:tab/>"yearofcourse" : "2021",</text:p>
      <text:p text:style-name="Standard"><text:tab/>"city" : "wayanad",</text:p>
      <text:p text:style-name="Standard"><text:tab/>"department" : "mca"</text:p>
      <text:p text:style-name="Standard">}</text:p>
      <text:p text:style-name="Standard">{</text:p>
      <text:p text:style-name="Standard"><text:tab/>"_id" : "35",</text:p>
      <text:p text:style-name="Standard"><text:tab/>"name" : "reghu",</text:p>
      <text:p text:style-name="Standard"><text:tab/>"phoneno" : 9521476325,</text:p>
      <text:p text:style-name="Standard"><text:tab/>"marks" : 84,</text:p>
      <text:p text:style-name="Standard"><text:tab/>"address" : "malabar residency kochi",</text:p>
      <text:p text:style-name="Standard"><text:tab/>"yearofcourse" : "2020",</text:p>
      <text:p text:style-name="Standard"><text:tab/>"city" : "ernakulam",</text:p>
      <text:p text:style-name="Standard"><text:tab/>"department" : "mba"</text:p>
      <text:p text:style-name="Standard">}</text:p>
      <text:p text:style-name="Standard">&gt; db.student.find({$and: [{city:"thrissur"}, {marks: {$gt:80}}] })</text:p>
      <text:p text:style-name="Standard">{ "_id" : "33", "name" : "Hari", "phoneno" : 8532146975, "marks" : 86, "address" : "skyline thrissur", "yearofcourse" : "2018", "city" : "thrissur", "department" : "mba" }</text:p>
      <text:p text:style-name="Standard">&gt; db.student.deleteOne({_id:"31"})</text:p>
      <text:p text:style-name="Standard">{ "acknowledged" : true, "deletedCount" : 1 }</text:p>
      <text:p text:style-name="Standard">&gt; db.student.updateOne({_id:"32"},{$set: {phoneno:8569437895}})</text:p>
      <text:p text:style-name="Standard">{ "acknowledged" : true, "matchedCount" : 1, "modifiedCount" : 1 }</text:p>
      <text:p text:style-name="Standard">&gt; db.student.find({_id:"32"})</text:p>
      <text:p text:style-name="Standard">{ "_id" : "32", "name" : "Sujith", "phoneno" : 8569437895, "marks" : 91, "address" : "nehru street ernakulam", "yearofcourse" : "2020", "city" : "ernakulam", "department" : "mba" }</text:p>
      <text:p text:style-name="Standard">&gt; db.student.updateMany({}, {$set: {yearofcourse:2021} })</text:p>
      <text:p text:style-name="Standard">{ "acknowledged" : true, "matchedCount" : 4, "modifiedCount" : 4 }</text:p>
      <text:p text:style-name="Standard"><text:soft-page-break/>&gt; db.student.find().pretty()</text:p>
      <text:p text:style-name="Standard">{</text:p>
      <text:p text:style-name="Standard"><text:tab/>"_id" : "32",</text:p>
      <text:p text:style-name="Standard"><text:tab/>"name" : "Sujith",</text:p>
      <text:p text:style-name="Standard"><text:tab/>"phoneno" : 8569437895,</text:p>
      <text:p text:style-name="Standard"><text:tab/>"marks" : 91,</text:p>
      <text:p text:style-name="Standard"><text:tab/>"address" : "nehru street ernakulam",</text:p>
      <text:p text:style-name="Standard"><text:tab/>"yearofcourse" : 2021,</text:p>
      <text:p text:style-name="Standard"><text:tab/>"city" : "ernakulam",</text:p>
      <text:p text:style-name="Standard"><text:tab/>"department" : "mba"</text:p>
      <text:p text:style-name="Standard">}</text:p>
      <text:p text:style-name="Standard">{</text:p>
      <text:p text:style-name="Standard"><text:tab/>"_id" : "33",</text:p>
      <text:p text:style-name="Standard"><text:tab/>"name" : "Hari",</text:p>
      <text:p text:style-name="Standard"><text:tab/>"phoneno" : 8532146975,</text:p>
      <text:p text:style-name="Standard"><text:tab/>"marks" : 86,</text:p>
      <text:p text:style-name="Standard"><text:tab/>"address" : "skyline thrissur",</text:p>
      <text:p text:style-name="Standard"><text:tab/>"yearofcourse" : 2021,</text:p>
      <text:p text:style-name="Standard"><text:tab/>"city" : "thrissur",</text:p>
      <text:p text:style-name="Standard"><text:tab/>"department" : "mba"</text:p>
      <text:p text:style-name="Standard">}</text:p>
      <text:p text:style-name="Standard">{</text:p>
      <text:p text:style-name="Standard"><text:tab/>"_id" : "34",</text:p>
      <text:p text:style-name="Standard"><text:tab/>"name" : "Sumitha",</text:p>
      <text:p text:style-name="Standard"><text:tab/>"phoneno" : 8693574126,</text:p>
      <text:p text:style-name="Standard"><text:tab/>"marks" : 96,</text:p>
      <text:p text:style-name="Standard"><text:tab/>"address" : "sobha city wayanad",</text:p>
      <text:p text:style-name="Standard"><text:tab/>"yearofcourse" : 2021,</text:p>
      <text:p text:style-name="Standard"><text:tab/>"city" : "wayanad",</text:p>
      <text:p text:style-name="Standard"><text:tab/>"department" : "mca"</text:p>
      <text:p text:style-name="Standard">}</text:p>
      <text:p text:style-name="Standard">{</text:p>
      <text:p text:style-name="Standard"><text:tab/>"_id" : "35",</text:p>
      <text:p text:style-name="Standard"><text:tab/>"name" : "reghu",</text:p>
      <text:p text:style-name="Standard"><text:tab/>"phoneno" : 9521476325,</text:p>
      <text:p text:style-name="Standard"><text:tab/>"marks" : 84,</text:p>
      <text:p text:style-name="Standard"><text:tab/>"address" : "malabar residency kochi",</text:p>
      <text:p text:style-name="Standard"><text:tab/>"yearofcourse" : 2021,</text:p>
      <text:p text:style-name="Standard"><text:tab/>"city" : "ernakulam",</text:p>
      <text:p text:style-name="Standard"><text:tab/>"department" : "mba"</text:p>
      <text:p text:style-name="Standard">}</text:p>
      <text:p text:style-name="Standard">&gt; db.student.deleteMany({name:"Abhilash"})</text:p>
      <text:p text:style-name="Standard">{ "acknowledged" : true, "deletedCount" : 0 }</text:p>
      <text:p text:style-name="Standard">&gt; db.student.find().pretty()</text:p>
      <text:p text:style-name="Standard">{</text:p>
      <text:p text:style-name="Standard"><text:tab/>"_id" : "32",</text:p>
      <text:p text:style-name="Standard"><text:tab/>"name" : "Sujith",</text:p>
      <text:p text:style-name="Standard"><text:tab/>"phoneno" : 8569437895,</text:p>
      <text:p text:style-name="Standard"><text:tab/>"marks" : 91,</text:p>
      <text:p text:style-name="Standard"><text:tab/>"address" : "nehru street ernakulam",</text:p>
      <text:p text:style-name="Standard"><text:tab/>"yearofcourse" : 2021,</text:p>
      <text:p text:style-name="Standard"><text:tab/>"city" : "ernakulam",</text:p>
      <text:p text:style-name="Standard"><text:soft-page-break/><text:tab/>"department" : "mba"</text:p>
      <text:p text:style-name="Standard">}</text:p>
      <text:p text:style-name="Standard">{</text:p>
      <text:p text:style-name="Standard"><text:tab/>"_id" : "33",</text:p>
      <text:p text:style-name="Standard"><text:tab/>"name" : "Hari",</text:p>
      <text:p text:style-name="Standard"><text:tab/>"phoneno" : 8532146975,</text:p>
      <text:p text:style-name="Standard"><text:tab/>"marks" : 86,</text:p>
      <text:p text:style-name="Standard"><text:tab/>"address" : "skyline thrissur",</text:p>
      <text:p text:style-name="Standard"><text:tab/>"yearofcourse" : 2021,</text:p>
      <text:p text:style-name="Standard"><text:tab/>"city" : "thrissur",</text:p>
      <text:p text:style-name="Standard"><text:tab/>"department" : "mba"</text:p>
      <text:p text:style-name="Standard">}</text:p>
      <text:p text:style-name="Standard">{</text:p>
      <text:p text:style-name="Standard"><text:tab/>"_id" : "34",</text:p>
      <text:p text:style-name="Standard"><text:tab/>"name" : "Sumitha",</text:p>
      <text:p text:style-name="Standard"><text:tab/>"phoneno" : 8693574126,</text:p>
      <text:p text:style-name="Standard"><text:tab/>"marks" : 96,</text:p>
      <text:p text:style-name="Standard"><text:tab/>"address" : "sobha city wayanad",</text:p>
      <text:p text:style-name="Standard"><text:tab/>"yearofcourse" : 2021,</text:p>
      <text:p text:style-name="Standard"><text:tab/>"city" : "wayanad",</text:p>
      <text:p text:style-name="Standard"><text:tab/>"department" : "mca"</text:p>
      <text:p text:style-name="Standard">}</text:p>
      <text:p text:style-name="Standard">{</text:p>
      <text:p text:style-name="Standard"><text:tab/>"_id" : "35",</text:p>
      <text:p text:style-name="Standard"><text:tab/>"name" : "reghu",</text:p>
      <text:p text:style-name="Standard"><text:tab/>"phoneno" : 9521476325,</text:p>
      <text:p text:style-name="Standard"><text:tab/>"marks" : 84,</text:p>
      <text:p text:style-name="Standard"><text:tab/>"address" : "malabar residency kochi",</text:p>
      <text:p text:style-name="Standard"><text:tab/>"yearofcourse" : 2021,</text:p>
      <text:p text:style-name="Standard"><text:tab/>"city" : "ernakulam",</text:p>
      <text:p text:style-name="Standard"><text:tab/>"department" : "mba"</text:p>
      <text:p text:style-name="Standard">}</text:p>
      <text:p text:style-name="Standard">&gt; db.student.find().sort({name:1})</text:p>
      <text:p text:style-name="Standard">{ "_id" : "33", "name" : "Hari", "phoneno" : 8532146975, "marks" : 86, "address" : "skyline thrissur", "yearofcourse" : 2021, "city" : "thrissur", "department" : "mba" }</text:p>
      <text:p text:style-name="Standard">{ "_id" : "32", "name" : "Sujith", "phoneno" : 8569437895, "marks" : 91, "address" : "nehru street ernakulam", "yearofcourse" : 2021, "city" : "ernakulam", "department" : "mba" }</text:p>
      <text:p text:style-name="Standard">{ "_id" : "34", "name" : "Sumitha", "phoneno" : 8693574126, "marks" : 96, "address" : "sobha city wayanad", "yearofcourse" : 2021, "city" : "wayanad", "department" : "mca" }</text:p>
      <text:p text:style-name="Standard">{ "_id" : "35", "name" : "reghu", "phoneno" : 9521476325, "marks" : 84, "address" : "malabar residency kochi", "yearofcourse" : 2021, "city" : "ernakulam", "department" : "mba" }</text:p>
      <text:p text:style-name="Standard">&gt; db.student.updateOne({_id:"35"}, {$set: {name:"Reghu"}})</text:p>
      <text:p text:style-name="Standard">{ "acknowledged" : true, "matchedCount" : 1, "modifiedCount" : 1 }</text:p>
      <text:p text:style-name="Standard">&gt; db.student.find().sort({name:1})</text:p>
      <text:p text:style-name="Standard">{ "_id" : "33", "name" : "Hari", "phoneno" : 8532146975, "marks" : 86, "address" : "skyline thrissur", "yearofcourse" : 2021, "city" : "thrissur", "department" : "mba" }</text:p>
      <text:p text:style-name="Standard">{ "_id" : "35", "name" : "Reghu", "phoneno" : 9521476325, "marks" : 84, "address" : "malabar residency kochi", "yearofcourse" : 2021, "city" : "ernakulam", "department" : "mba" }</text:p>
      <text:p text:style-name="Standard">{ "_id" : "32", "name" : "Sujith", "phoneno" : 8569437895, "marks" : 91, "address" : "nehru street ernakulam", "yearofcourse" : 2021, "city" : "ernakulam", "department" : "mba" }</text:p>
      <text:p text:style-name="Standard">{ "_id" : "34", "name" : "Sumitha", "phoneno" : 8693574126, "marks" : 96, "address" : "sobha city wayanad", "yearofcourse" : 2021, "city" : "wayanad", "department" : "mca" }</text:p>
      <text:p text:style-name="Standard"><text:soft-page-break/>&gt; db.student.find({department:"mca"}).count()</text:p>
      <text:p text:style-name="Standard">1</text:p>
      <text:p text:style-name="Standard">&gt; db.student.find({department:"mba"}).count()</text:p>
      <text:p text:style-name="Standard">3</text:p>
      <text:p text:style-name="Standard">&gt;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5:28:17.014493906</meta:creation-date>
    <dc:date>2021-10-01T15:30:21.687839923</dc:date>
    <meta:editing-duration>PT2M6S</meta:editing-duration>
    <meta:editing-cycles>1</meta:editing-cycles>
    <meta:document-statistic meta:table-count="0" meta:image-count="0" meta:object-count="0" meta:page-count="6" meta:paragraph-count="242" meta:word-count="1137" meta:character-count="8100" meta:non-whitespace-character-count="7045"/>
    <meta:generator>LibreOffice/7.0.4.2$Linux_X86_64 LibreOffice_project/00$Build-2</meta:generator>
  </office:meta>
</office:document-meta>
</file>